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600000000C40EA14D0DDA9BF6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2.061in"/>
          <style:tab-stop style:position="2.9528in" style:type="center"/>
          <style:tab-stop style:position="5.9055in" style:type="right"/>
        </style:tab-stops>
      </style:paragraph-properties>
      <style:text-properties fo:font-size="10pt" fo:language="es" fo:country="VE" fo:font-style="italic" fo:font-weight="bold" style:font-size-asian="10pt" style:font-style-asian="italic" style:font-weight-asian="bold" style:font-size-complex="10pt"/>
    </style:style>
    <style:style style:name="P2" style:family="paragraph" style:parent-style-name="Header">
      <style:paragraph-properties style:snap-to-layout-grid="false"/>
    </style:style>
    <style:style style:name="P3" style:family="paragraph" style:parent-style-name="Header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Header">
      <style:paragraph-properties style:snap-to-layout-gri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6pt" fo:font-weight="normal" style:font-size-asian="5.25pt" style:font-weight-asian="normal" style:font-size-complex="6pt" style:font-weight-complex="normal"/>
    </style:style>
    <style:style style:name="P6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11pt" fo:font-weight="normal" officeooo:paragraph-rsid="006ee36e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11pt" fo:font-weight="normal" officeooo:paragraph-rsid="006ef054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ize="11pt" fo:font-weight="normal" officeooo:paragraph-rsid="006ee36e" style:font-size-asian="11pt" style:font-weight-asian="normal" style:font-size-complex="11pt" style:font-weight-complex="normal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text-align="center" style:justify-single-word="false"/>
      <style:text-properties officeooo:paragraph-rsid="006c3bc9"/>
    </style:style>
    <style:style style:name="P12" style:family="paragraph" style:parent-style-name="Text_20_body">
      <style:paragraph-properties fo:text-align="center" style:justify-single-word="false"/>
      <style:text-properties fo:font-weight="bold" officeooo:paragraph-rsid="006ee36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0pt" fo:language="es" fo:country="VE" fo:font-style="italic" fo:font-weight="normal" officeooo:rsid="006ee36e" officeooo:paragraph-rsid="006ee36e" style:font-size-asian="10pt" style:font-style-asian="italic" style:font-weight-asian="normal" style:font-size-complex="7pt" style:font-style-complex="normal" style:font-weight-complex="normal"/>
    </style:style>
    <style:style style:name="P14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11pt" fo:font-weight="normal" officeooo:rsid="006ee36e" officeooo:paragraph-rsid="006ee36e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11pt" fo:font-weight="normal" officeooo:rsid="006ef054" officeooo:paragraph-rsid="006ef054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font-size="20pt" fo:font-weight="bold" officeooo:rsid="006c3bc9" style:font-size-asian="20pt" style:font-weight-asian="bold" style:font-size-complex="20pt" style:font-weight-complex="bold"/>
    </style:style>
    <style:style style:name="P17" style:family="paragraph" style:parent-style-name="Heading_20_7" style:master-page-name="Standard">
      <style:paragraph-properties fo:margin-left="0in" fo:margin-right="0.2335in" fo:margin-top="0in" fo:margin-bottom="0in" loext:contextual-spacing="false" fo:text-indent="0in" style:auto-text-indent="false" style:page-number="auto"/>
      <style:text-properties fo:font-size="11pt" style:font-size-asian="11pt" style:font-size-complex="11pt"/>
    </style:style>
    <style:style style:name="P18" style:family="paragraph" style:parent-style-name="Heading_20_1">
      <style:paragraph-properties fo:text-align="center" style:justify-single-word="false"/>
      <style:text-properties officeooo:rsid="006c3bc9" officeooo:paragraph-rsid="006c3bc9"/>
    </style:style>
    <style:style style:name="T1" style:family="text">
      <style:text-properties fo:font-weight="bold" officeooo:rsid="006c3bc9" style:font-weight-asian="bold" style:font-weight-complex="bold"/>
    </style:style>
    <style:style style:name="T2" style:family="text">
      <style:text-properties officeooo:rsid="0034c8e3"/>
    </style:style>
    <style:style style:name="T3" style:family="text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officeooo:rsid="007d8d42" style:font-size-asian="11pt" style:font-style-asian="normal" style:font-weight-asian="bold" style:font-size-complex="11pt" style:font-weight-complex="bold" style:text-emphasize="none"/>
    </style:style>
    <style:style style:name="T4" style:family="text">
      <style:text-properties fo:color="#000000" style:font-name="Times new roman" fo:font-size="11pt" style:text-underline-style="none" officeooo:rsid="007d8d42" style:font-size-asian="11pt" style:font-size-complex="11pt"/>
    </style:style>
    <style:style style:name="T5" style:family="text">
      <style:text-properties fo:color="#000000" style:font-name="Times new roman" fo:font-size="11pt" style:text-underline-style="none" officeooo:rsid="002b9b66" style:font-size-asian="11pt" style:font-size-complex="11pt"/>
    </style:style>
    <style:style style:name="T6" style:family="text">
      <style:text-properties fo:color="#000000" style:font-name="Times new roman" style:text-underline-style="none" officeooo:rsid="007d8d42"/>
    </style:style>
    <style:style style:name="T7" style:family="text">
      <style:text-properties fo:color="#000000" style:font-name="Times new roman" style:text-underline-style="none" officeooo:rsid="006ee36e"/>
    </style:style>
    <style:style style:name="T8" style:family="text">
      <style:text-properties fo:color="#000000" style:font-name="Times new roman" style:text-underline-style="none" officeooo:rsid="0034c8e3"/>
    </style:style>
    <style:style style:name="T9" style:family="text">
      <style:text-properties fo:color="#000000" style:font-name="Times new roman" style:text-underline-style="none" officeooo:rsid="006ef054"/>
    </style:style>
    <style:style style:name="T10" style:family="text">
      <style:text-properties officeooo:rsid="006ee3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7"/>
      <text:h text:style-name="P18" text:outline-level="1">Invitación</text:h>
      <text:h text:style-name="P18" text:outline-level="1">Seminario de Defensa de TEG</text:h>
      <text:p text:style-name="P16">XXXTituloXXX</text:p>
      <text:p text:style-name="P10"/>
      <text:p text:style-name="P11"><text:span text:style-name="T1">Por: </text:span><text:span text:style-name="T3">XXX_NOMBRE_ESTUDIANTE_XXX</text:span></text:p>
      <text:p text:style-name="P12"><text:span text:style-name="T2">Asesoría: </text:span><text:span text:style-name="T4">XXX_TITULO_TUTOR_XXX</text:span><text:span text:style-name="T5"> </text:span><text:span text:style-name="T4">XXX_NOMBRE_TUTOR_XXX</text:span><text:span text:style-name="T2"> XXXDesignacion_tutorXXX – XXXInstitucion_tutorXXX<text:line-break/>XXXDesignacion_Segundo_tutorXXX - XXXInstitucion_Segundo_tutorXXX<text:line-break/></text:span></text:p>
      <text:p text:style-name="P6"><text:span text:style-name="T6">XXX_COORDINADOR_A_JURADO_XX</text:span><text:span text:style-name="T7">X</text:span></text:p>
      <text:p text:style-name="P6"><text:span text:style-name="T6">XXX_TITULO_TUTOR_XXX XXX_NOMBRE_TUTOR_XXX </text:span><text:span text:style-name="T8">XXXDesignacion_tutorXXX – XXXInstitucion_tutorXXX</text:span></text:p>
      <text:p text:style-name="P5"><text:hidden-paragraph text:condition="ooow:([seminarios_TEG.Cartas_TEG.designacion_dest] != &quot;Tutor&quot;) AND ([seminarios_TEG.Cartas_TEG.designacion_dest] != &quot;Tutora&quot;)"/></text:p>
      <text:p text:style-name="P14">Jurado principal:</text:p>
      <text:p text:style-name="P7"><text:span text:style-name="T6">XXX_TITULO_</text:span><text:span text:style-name="T9">J1</text:span><text:span text:style-name="T6">_XXX XXX_NOMBRE_</text:span><text:span text:style-name="T9">J1</text:span><text:span text:style-name="T6">_XXX </text:span><text:span text:style-name="T8">XXXInstitucion_</text:span><text:span text:style-name="T9">J1</text:span><text:span text:style-name="T8">XXX</text:span></text:p>
      <text:p text:style-name="P7"><text:span text:style-name="T6">XXX_TITULO_</text:span><text:span text:style-name="T9">J2</text:span><text:span text:style-name="T6">_XXX XXX_NOMBRE_</text:span><text:span text:style-name="T9">J2</text:span><text:span text:style-name="T6">_XXX </text:span><text:span text:style-name="T8">XXXInstitucion_</text:span><text:span text:style-name="T9">J2_</text:span><text:span text:style-name="T8">XXX</text:span></text:p>
      <text:p text:style-name="P5"/>
      <text:p text:style-name="P15">Jurado suplente:</text:p>
      <text:p text:style-name="P7"><text:span text:style-name="T6">XXX_TITULO_</text:span><text:span text:style-name="T9">S1</text:span><text:span text:style-name="T6">_XXX XXX_NOMBRE_</text:span><text:span text:style-name="T9">S1</text:span><text:span text:style-name="T6">_XXX </text:span><text:span text:style-name="T8">XXXInstitucion_</text:span><text:span text:style-name="T9">S1_</text:span><text:span text:style-name="T8">XXX</text:span></text:p>
      <text:p text:style-name="P7"><text:span text:style-name="T6">XXX_TITULO_</text:span><text:span text:style-name="T9">S2</text:span><text:span text:style-name="T6">_XXX XXX_NOMBRE_</text:span><text:span text:style-name="T9">S2</text:span><text:span text:style-name="T6">_XXX </text:span><text:span text:style-name="T8">XXXInstitucion_</text:span><text:span text:style-name="T9">S2_</text:span><text:span text:style-name="T8">XXX</text:span></text:p>
      <text:p text:style-name="P9"/>
      <text:p text:style-name="P9"/>
      <text:p text:style-name="P9"/>
      <text:p text:style-name="P9"/>
      <text:p text:style-name="P9"><text:tab/><text:tab/><text:span text:style-name="T10">Lugar: _____________________________________</text:span></text:p>
      <text:p text:style-name="P8"/>
      <text:p text:style-name="P8"/>
      <text:p text:style-name="P8"><text:tab/><text:tab/><text:span text:style-name="T10">Fecha: 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fo:font-size="12pt" style:font-size-asian="12pt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>
        <style:tab-stops>
          <style:tab-stop style:position="3.9374in"/>
        </style:tab-stops>
      </style:paragraph-properties>
      <style:text-properties fo:font-size="14pt" fo:language="es" fo:country="ES" fo:font-style="italic" style:font-size-asian="14pt" style:font-style-asian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2.061in"/>
          <style:tab-stop style:position="2.9528in" style:type="center"/>
          <style:tab-stop style:position="5.9055in" style:type="right"/>
        </style:tab-stops>
      </style:paragraph-properties>
      <style:text-properties fo:font-size="10pt" fo:language="es" fo:country="VE" fo:font-style="italic" fo:font-weight="bold" style:font-size-asian="10pt" style:font-style-asian="italic" style:font-weight-asian="bold" style:font-size-complex="10pt"/>
    </style:style>
    <style:style style:name="MP2" style:family="paragraph" style:parent-style-name="Standard">
      <style:paragraph-properties fo:text-align="start" style:justify-single-word="false"/>
      <style:text-properties fo:font-size="10pt" fo:language="es" fo:country="VE" fo:font-style="italic" fo:font-weight="normal" officeooo:rsid="006ee36e" officeooo:paragraph-rsid="006ee36e" style:font-size-asian="10pt" style:font-style-asian="italic" style:font-weight-asian="normal" style:font-size-complex="7pt" style:font-style-complex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9252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.0091in" fo:margin-right="0.0075in" fo:margin-bottom="0.1965in"/>
      </style:header-style>
      <style:footer-style>
        <style:header-footer-properties fo:min-height="0in" fo:margin-left="0in" fo:margin-right="0.0075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4327in" svg:y="-0.2362in" svg:width="5.9055in" svg:height="0.7535in" draw:z-index="0"><draw:image xlink:href="Pictures/1000000000000600000000C40EA14D0DDA9BF614.png" xlink:type="simple" xlink:show="embed" xlink:actuate="onLoad" loext:mime-type="image/png"/></draw:frame></text:p>
        <text:p text:style-name="Standard"/>
      </style:header>
      <style:footer>
        <text:p text:style-name="MP2">JAL/j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5:41:47</meta:creation-date>
    <meta:editing-duration>PT3H35M7S</meta:editing-duration>
    <meta:editing-cycles>34</meta:editing-cycles>
    <meta:generator>LibreOffice/6.0.7.3$Linux_X86_64 LibreOffice_project/00m0$Build-3</meta:generator>
    <dc:date>2020-12-03T16:27:17.318631172</dc:date>
    <meta:document-statistic meta:table-count="0" meta:image-count="1" meta:object-count="0" meta:page-count="1" meta:paragraph-count="17" meta:word-count="43" meta:character-count="725" meta:non-whitespace-character-count="691"/>
  </office:meta>
</office:document-meta>
</file>